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25-01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24-01-1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23-01-17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22-09-13 0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22-01-04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21-01-19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20-09-22 0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20-01-1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19-09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19-05-0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19-01-30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18-09-1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18-05-09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18-01-29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878</text:p>
          </table:table-cell>
          <table:table-cell office:value-type="string" calcext:value-type="string">
            <text:p>2017-11-06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